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24.62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35.07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6.69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ta1" style:family="table" style:master-page-name="PageStyle_5f_94-97">
      <style:table-properties table:display="true" style:writing-mode="lr-tb"/>
    </style:style>
    <style:style style:name="ta2" style:family="table" style:master-page-name="PageStyle_5f_98-101">
      <style:table-properties table:display="true" style:writing-mode="lr-tb"/>
    </style:style>
    <style:style style:name="ta3" style:family="table" style:master-page-name="PageStyle_5f_102-105">
      <style:table-properties table:display="true" style:writing-mode="lr-tb"/>
    </style:style>
    <style:style style:name="ta4" style:family="table" style:master-page-name="PageStyle_5f_106-109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" style:family="table-cell" style:parent-style-name="一般_20_2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一般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一般_20_2" style:data-style-name="N14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一般_20_2" style:data-style-name="N143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use-window-font-color="true" style:font-name="細明體" fo:font-size="10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33% 58%"/>
    </style:style>
    <style:style style:name="T9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10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4-97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3" table:default-cell-style-name="ce9"/>
        <table:table-column table:style-name="co6" table:default-cell-style-name="ce35"/>
        <table:table-column table:style-name="co7" table:default-cell-style-name="ce9"/>
        <table:table-column table:style-name="co8" table:default-cell-style-name="ce9"/>
        <table:table-column table:style-name="co9" table:number-columns-repeated="1009" table:default-cell-style-name="ce9"/>
        <table:table-row table:style-name="ro1">
          <table:table-cell table:style-name="ce1" office:value-type="string" calcext:value-type="string" table:number-columns-spanned="7" table:number-rows-spanned="1">
            <text:p>6. <text:span text:style-name="T1">運輸部門能源消費表</text:span></text:p>
          </table:table-cell>
          <table:covered-table-cell table:number-columns-repeated="5" table:style-name="ce11"/>
          <table:covered-table-cell table:style-name="ce22"/>
          <table:table-cell table:style-name="ce1" office:value-type="string" calcext:value-type="string" table:number-columns-spanned="7" table:number-rows-spanned="1">
            <text:p>6. Transportation Sector Energy Consumption</text:p>
          </table:table-cell>
          <table:covered-table-cell table:number-columns-repeated="6" table:style-name="ce11"/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4</text:span><text:span text:style-name="T4">年</text:span></text:p>
          </table:table-cell>
          <table:table-cell table:style-name="ce12"/>
          <table:table-cell table:style-name="ce19" table:number-columns-repeated="7"/>
          <table:table-cell table:style-name="ce34" table:number-columns-repeated="4"/>
          <table:table-cell office:value-type="float" office:value="2005" calcext:value-type="float">
            <text:p>2005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<text:span text:style-name="T2">石油產品</text:span></text:p>
          </table:table-cell>
          <table:table-cell table:style-name="ce13" office:value-type="string" calcext:value-type="string">
            <text:p><text:span text:style-name="T2">液化石油氣</text:span></text:p>
          </table:table-cell>
          <table:table-cell table:style-name="ce13" office:value-type="string" calcext:value-type="string">
            <text:p><text:span text:style-name="T2">車用汽油</text:span></text:p>
          </table:table-cell>
          <table:table-cell table:style-name="ce13" office:value-type="string" calcext:value-type="string">
            <text:p><text:span text:style-name="T2">航空汽油</text:span></text:p>
          </table:table-cell>
          <table:table-cell table:style-name="ce13" office:value-type="string" calcext:value-type="string">
            <text:p><text:span text:style-name="T2">航空燃油</text:span></text:p>
          </table:table-cell>
          <table:table-cell table:style-name="ce23" office:value-type="string" calcext:value-type="string">
            <text:p><text:span text:style-name="T2">煤油</text:span></text:p>
          </table:table-cell>
          <table:table-cell table:style-name="ce3" office:value-type="string" calcext:value-type="string">
            <text:p><text:span text:style-name="T2">柴油</text:span></text:p>
          </table:table-cell>
          <table:table-cell table:style-name="ce13" office:value-type="string" calcext:value-type="string">
            <text:p><text:span text:style-name="T2">燃料油</text:span></text:p>
          </table:table-cell>
          <table:table-cell table:style-name="ce13" office:value-type="string" calcext:value-type="string">
            <text:p><text:span text:style-name="T2">天然氣</text:span></text:p>
          </table:table-cell>
          <table:table-cell table:style-name="ce13" office:value-type="string" calcext:value-type="string">
            <text:p><text:span text:style-name="T2">廢棄物及生質能</text:span></text:p>
          </table:table-cell>
          <table:table-cell table:style-name="ce13" office:value-type="string" calcext:value-type="string">
            <text:p><text:span text:style-name="T2">電力</text:span></text:p>
          </table:table-cell>
          <table:table-cell table:style-name="ce36" office:value-type="string" calcext:value-type="string">
            <text:p><text:span text:style-name="T5">合計</text:span></text:p>
          </table:table-cell>
          <table:table-cell table:style-name="ce42"/>
          <table:table-cell table:style-name="ce2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2">項</text:span><text:span text:style-name="T3">        </text:span><text:span text:style-name="T4">目</text:span></text:p>
          </table:table-cell>
          <table:table-cell table:style-name="ce14" office:value-type="string" calcext:value-type="string">
            <text:p>Petroleum</text:p>
            <text:p>Products</text:p>
          </table:table-cell>
          <table:table-cell table:style-name="ce14" office:value-type="string" calcext:value-type="string">
            <text:p>L.P.G.</text:p>
          </table:table-cell>
          <table:table-cell table:style-name="ce14" office:value-type="string" calcext:value-type="string">
            <text:p>Motor</text:p>
            <text:p>Gasoline</text:p>
          </table:table-cell>
          <table:table-cell table:style-name="ce14" office:value-type="string" calcext:value-type="string">
            <text:p>Aviation</text:p>
            <text:p>Gasoline</text:p>
          </table:table-cell>
          <table:table-cell table:style-name="ce14" office:value-type="string" calcext:value-type="string">
            <text:p>Jet</text:p>
            <text:p>Fuel</text:p>
          </table:table-cell>
          <table:table-cell table:style-name="ce24" office:value-type="string" calcext:value-type="string">
            <text:p>Kerosene</text:p>
          </table:table-cell>
          <table:table-cell table:style-name="ce29" office:value-type="string" calcext:value-type="string">
            <text:p>Diesel Oil</text:p>
          </table:table-cell>
          <table:table-cell table:style-name="ce14" office:value-type="string" calcext:value-type="string">
            <text:p>Fuel Oil</text:p>
          </table:table-cell>
          <table:table-cell table:style-name="ce14" office:value-type="string" calcext:value-type="string">
            <text:p>Natural Gas</text:p>
          </table:table-cell>
          <table:table-cell table:style-name="ce14" office:value-type="string" calcext:value-type="string">
            <text:p>Buimass and Waste</text:p>
          </table:table-cell>
          <table:table-cell table:style-name="ce14" office:value-type="string" calcext:value-type="string">
            <text:p>Electricity</text:p>
          </table:table-cell>
          <table:table-cell table:style-name="ce37" office:value-type="string" calcext:value-type="string">
            <text:p>Total</text:p>
          </table:table-cell>
          <table:table-cell table:style-name="ce24" office:value-type="string" calcext:value-type="string">
            <text:p>Item</text:p>
          </table:table-cell>
          <table:table-cell table:style-name="ce46"/>
          <table:table-cell table:number-columns-repeated="1009"/>
        </table:table-row>
        <table:table-row table:style-name="ro2">
          <table:table-cell table:style-name="ce4"/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24" office:value-type="string" calcext:value-type="string">
            <text:p><text:span text:style-name="T2">千公秉</text:span></text:p>
          </table:table-cell>
          <table:table-cell table:style-name="ce29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百萬立方公尺</text:span></text:p>
          </table:table-cell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百萬度</text:span></text:p>
          </table:table-cell>
          <table:table-cell table:style-name="ce37" office:value-type="string" calcext:value-type="string">
            <text:p><text:span text:style-name="T5">千公秉油當量</text:span></text:p>
          </table:table-cell>
          <table:table-cell table:style-name="ce43"/>
          <table:table-cell table:style-name="ce2"/>
          <table:table-cell table:number-columns-repeated="1009"/>
        </table:table-row>
        <table:table-row table:style-name="ro2">
          <table:table-cell table:style-name="ce5"/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24" office:value-type="string" calcext:value-type="string">
            <text:p>10<text:span text:style-name="T6">3</text:span><text:span text:style-name="T7"> K.L.</text:span></text:p>
          </table:table-cell>
          <table:table-cell table:style-name="ce30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6</text:span><text:span text:style-name="T7"> m</text:span><text:span text:style-name="T8">3</text:span></text:p>
          </table:table-cell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GWh</text:p>
          </table:table-cell>
          <table:table-cell table:style-name="ce38" office:value-type="string" calcext:value-type="string">
            <text:p>10<text:span text:style-name="T9">3</text:span><text:span text:style-name="T10"> KLOE</text:span>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219.925" calcext:value-type="float">
            <text:p>219.9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21" office:value-type="float" office:value="247.416" calcext:value-type="float">
            <text:p>247.4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219.925" calcext:value-type="float">
            <text:p>219.9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138.979" calcext:value-type="float">
            <text:p>13,139.0</text:p>
          </table:table-cell>
          <table:table-cell table:style-name="ce17" office:value-type="float" office:value="58.094" calcext:value-type="float">
            <text:p>58.1</text:p>
          </table:table-cell>
          <table:table-cell table:style-name="ce17" office:value-type="float" office:value="10501.805" calcext:value-type="float">
            <text:p>10,501.8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279.914" calcext:value-type="float">
            <text:p>4,279.9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3138.979" calcext:value-type="float">
            <text:p>13,139.0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2"/>
          <table:table-cell table:style-name="ce35" table:number-columns-repeated="1005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4.316" calcext:value-type="float">
            <text:p>34.3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6.767" calcext:value-type="float">
            <text:p>36.8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522.77" calcext:value-type="float">
            <text:p>522.8</text:p>
          </table:table-cell>
          <table:table-cell table:style-name="ce40" office:value-type="float" office:value="84.269" calcext:value-type="float">
            <text:p>84.3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1.013" calcext:value-type="float">
            <text:p>41.0</text:p>
          </table:table-cell>
          <table:table-cell table:style-name="ce40" office:value-type="float" office:value="3.919" calcext:value-type="float">
            <text:p>3.9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394.48" calcext:value-type="float">
            <text:p>394.5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33.378" calcext:value-type="float">
            <text:p>133.4</text:p>
          </table:table-cell>
          <table:table-cell table:style-name="ce17" office:value-type="float" office:value="253.119" calcext:value-type="float">
            <text:p>253.1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394.48" calcext:value-type="float">
            <text:p>394.5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787.7" calcext:value-type="float">
            <text:p>13,787.7</text:p>
          </table:table-cell>
          <table:table-cell table:style-name="ce18" office:value-type="float" office:value="58.094" calcext:value-type="float">
            <text:p>58.1</text:p>
          </table:table-cell>
          <table:table-cell table:style-name="ce18" office:value-type="float" office:value="10501.805" calcext:value-type="float">
            <text:p>10,501.8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247.416" calcext:value-type="float">
            <text:p>247.4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450.059" calcext:value-type="float">
            <text:p>4,450.1</text:p>
          </table:table-cell>
          <table:table-cell table:style-name="ce18" office:value-type="float" office:value="253.119" calcext:value-type="float">
            <text:p>253.1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563.783" calcext:value-type="float">
            <text:p>563.8</text:p>
          </table:table-cell>
          <table:table-cell table:style-name="ce18" office:value-type="float" office:value="13841.572" calcext:value-type="float">
            <text:p>13,841.6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5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06" calcext:value-type="float">
            <text:p>200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91.698" calcext:value-type="float">
            <text:p>191.7</text:p>
          </table:table-cell>
          <table:table-cell table:number-columns-repeated="2" table:style-name="ce16" office:value-type="float" office:value="0" calcext:value-type="float">
            <text:p>- <text:s text:c="2"/></text:p>
          </table:table-cell>
          <table:table-cell table:style-name="ce16" office:value-type="float" office:value="0.001" calcext:value-type="float">
            <text:p>0.0</text:p>
          </table:table-cell>
          <table:table-cell table:style-name="ce16" office:value-type="float" office:value="215.659" calcext:value-type="float">
            <text:p>215.7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91.698" calcext:value-type="float">
            <text:p>191.7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152.543" calcext:value-type="float">
            <text:p>13,152.5</text:p>
          </table:table-cell>
          <table:table-cell table:style-name="ce17" office:value-type="float" office:value="84.368" calcext:value-type="float">
            <text:p>84.4</text:p>
          </table:table-cell>
          <table:table-cell table:style-name="ce17" office:value-type="float" office:value="10240.107" calcext:value-type="float">
            <text:p>10,240.1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516.699" calcext:value-type="float">
            <text:p>4,516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3152.543" calcext:value-type="float">
            <text:p>13,152.5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3.793" calcext:value-type="float">
            <text:p>33.8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6.207" calcext:value-type="float">
            <text:p>36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551.47" calcext:value-type="float">
            <text:p>551.5</text:p>
          </table:table-cell>
          <table:table-cell table:style-name="ce40" office:value-type="float" office:value="86.489" calcext:value-type="float">
            <text:p>86.5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1.606" calcext:value-type="float">
            <text:p>41.6</text:p>
          </table:table-cell>
          <table:table-cell table:style-name="ce40" office:value-type="float" office:value="3.976" calcext:value-type="float">
            <text:p>4.0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371.256" calcext:value-type="float">
            <text:p>371.3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20.409" calcext:value-type="float">
            <text:p>120.4</text:p>
          </table:table-cell>
          <table:table-cell table:style-name="ce17" office:value-type="float" office:value="242.695" calcext:value-type="float">
            <text:p>242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371.256" calcext:value-type="float">
            <text:p>371.3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749.291" calcext:value-type="float">
            <text:p>13,749.3</text:p>
          </table:table-cell>
          <table:table-cell table:style-name="ce18" office:value-type="float" office:value="84.368" calcext:value-type="float">
            <text:p>84.4</text:p>
          </table:table-cell>
          <table:table-cell table:style-name="ce18" office:value-type="float" office:value="10240.107" calcext:value-type="float">
            <text:p>10,240.1</text:p>
          </table:table-cell>
          <table:table-cell table:style-name="ce18" office:value-type="float" office:value="0.001" calcext:value-type="float">
            <text:p>0.0</text:p>
          </table:table-cell>
          <table:table-cell table:style-name="ce18" office:value-type="float" office:value="215.659" calcext:value-type="float">
            <text:p>215.7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673.315" calcext:value-type="float">
            <text:p>4,673.3</text:p>
          </table:table-cell>
          <table:table-cell table:style-name="ce18" office:value-type="float" office:value="242.695" calcext:value-type="float">
            <text:p>242.7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593.076" calcext:value-type="float">
            <text:p>593.1</text:p>
          </table:table-cell>
          <table:table-cell table:style-name="ce18" office:value-type="float" office:value="13805.962" calcext:value-type="float">
            <text:p>13,806.0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style-name="ce35" table:number-columns-repeated="2"/>
          <table:table-cell table:number-columns-repeated="1005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6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07" calcext:value-type="float">
            <text:p>200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44.94" calcext:value-type="float">
            <text:p>144.9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63.057" calcext:value-type="float">
            <text:p>163.1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44.94" calcext:value-type="float">
            <text:p>144.9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5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738.641" calcext:value-type="float">
            <text:p>12,738.6</text:p>
          </table:table-cell>
          <table:table-cell table:style-name="ce17" office:value-type="float" office:value="93.016" calcext:value-type="float">
            <text:p>93.0</text:p>
          </table:table-cell>
          <table:table-cell table:style-name="ce17" office:value-type="float" office:value="9955.974" calcext:value-type="float">
            <text:p>9,956.0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330.24" calcext:value-type="float">
            <text:p>4,330.2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738.641" calcext:value-type="float">
            <text:p>12,738.6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2.645" calcext:value-type="float">
            <text:p>32.6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4.977" calcext:value-type="float">
            <text:p>35.0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830.678" calcext:value-type="float">
            <text:p>830.7</text:p>
          </table:table-cell>
          <table:table-cell table:style-name="ce40" office:value-type="float" office:value="112.021" calcext:value-type="float">
            <text:p>112.0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2.616" calcext:value-type="float">
            <text:p>42.6</text:p>
          </table:table-cell>
          <table:table-cell table:style-name="ce40" office:value-type="float" office:value="4.072" calcext:value-type="float">
            <text:p>4.1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style-name="ce35" table:number-columns-repeated="2"/>
          <table:table-cell table:number-columns-repeated="1005"/>
        </table:table-row>
        <table:table-row table:style-name="ro5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334.71" calcext:value-type="float">
            <text:p>334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27.114" calcext:value-type="float">
            <text:p>127.1</text:p>
          </table:table-cell>
          <table:table-cell table:style-name="ce17" office:value-type="float" office:value="202.566" calcext:value-type="float">
            <text:p>202.6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334.71" calcext:value-type="float">
            <text:p>334.7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250.936" calcext:value-type="float">
            <text:p>13,250.9</text:p>
          </table:table-cell>
          <table:table-cell table:style-name="ce18" office:value-type="float" office:value="93.016" calcext:value-type="float">
            <text:p>93.0</text:p>
          </table:table-cell>
          <table:table-cell table:style-name="ce18" office:value-type="float" office:value="9955.974" calcext:value-type="float">
            <text:p>9,956.0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63.057" calcext:value-type="float">
            <text:p>163.1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492.331" calcext:value-type="float">
            <text:p>4,492.3</text:p>
          </table:table-cell>
          <table:table-cell table:style-name="ce18" office:value-type="float" office:value="202.566" calcext:value-type="float">
            <text:p>202.6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873.294" calcext:value-type="float">
            <text:p>873.3</text:p>
          </table:table-cell>
          <table:table-cell table:style-name="ce18" office:value-type="float" office:value="13334.384" calcext:value-type="float">
            <text:p>13,334.4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2"/>
          <table:table-cell table:style-name="ce35" table:number-columns-repeated="1005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7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08" calcext:value-type="float">
            <text:p>200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96.161" calcext:value-type="float">
            <text:p>96.2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08.181" calcext:value-type="float">
            <text:p>108.2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96.161" calcext:value-type="float">
            <text:p>96.2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048.283" calcext:value-type="float">
            <text:p>12,048.3</text:p>
          </table:table-cell>
          <table:table-cell table:style-name="ce17" office:value-type="float" office:value="118.441" calcext:value-type="float">
            <text:p>118.4</text:p>
          </table:table-cell>
          <table:table-cell table:style-name="ce17" office:value-type="float" office:value="9435.672" calcext:value-type="float">
            <text:p>9,435.7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053.625" calcext:value-type="float">
            <text:p>4,053.6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048.283" calcext:value-type="float">
            <text:p>12,048.3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2.389" calcext:value-type="float">
            <text:p>32.4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4.702" calcext:value-type="float">
            <text:p>34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100.556" calcext:value-type="float">
            <text:p>1,100.6</text:p>
          </table:table-cell>
          <table:table-cell table:style-name="ce40" office:value-type="float" office:value="137.553" calcext:value-type="float">
            <text:p>137.6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9.96" calcext:value-type="float">
            <text:p>40.0</text:p>
          </table:table-cell>
          <table:table-cell table:style-name="ce40" office:value-type="float" office:value="3.818" calcext:value-type="float">
            <text:p>3.8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style-name="ce35"/>
          <table:table-cell/>
          <table:table-cell table:style-name="ce35" table:number-columns-repeated="1005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271.185" calcext:value-type="float">
            <text:p>271.2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07.083" calcext:value-type="float">
            <text:p>107.1</text:p>
          </table:table-cell>
          <table:table-cell table:style-name="ce17" office:value-type="float" office:value="160.538" calcext:value-type="float">
            <text:p>160.5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271.185" calcext:value-type="float">
            <text:p>271.2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2448.017" calcext:value-type="float">
            <text:p>12,448.0</text:p>
          </table:table-cell>
          <table:table-cell table:style-name="ce18" office:value-type="float" office:value="118.441" calcext:value-type="float">
            <text:p>118.4</text:p>
          </table:table-cell>
          <table:table-cell table:style-name="ce18" office:value-type="float" office:value="9435.672" calcext:value-type="float">
            <text:p>9,435.7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08.181" calcext:value-type="float">
            <text:p>108.2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195.41" calcext:value-type="float">
            <text:p>4,195.4</text:p>
          </table:table-cell>
          <table:table-cell table:style-name="ce18" office:value-type="float" office:value="160.538" calcext:value-type="float">
            <text:p>160.5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140.516" calcext:value-type="float">
            <text:p>1,140.5</text:p>
          </table:table-cell>
          <table:table-cell table:style-name="ce18" office:value-type="float" office:value="12557" calcext:value-type="float">
            <text:p>12,557.0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number-columns-repeated="15"/>
          <table:table-cell table:style-name="ce20" table:number-columns-repeated="2"/>
          <table:table-cell table:number-columns-repeated="1007"/>
        </table:table-row>
        <table:table-row table:style-name="ro4">
          <table:table-cell/>
          <table:table-cell table:style-name="ce20" table:number-columns-repeated="11"/>
          <table:table-cell table:style-name="ce41"/>
          <table:table-cell table:style-name="ce20" table:number-columns-repeated="4"/>
          <table:table-cell table:number-columns-repeated="1007"/>
        </table:table-row>
        <table:table-row table:style-name="ro4">
          <table:table-cell/>
          <table:table-cell table:style-name="ce20" table:number-columns-repeated="11"/>
          <table:table-cell table:style-name="ce41"/>
          <table:table-cell table:style-name="ce20" table:number-columns-repeated="2"/>
          <table:table-cell table:number-columns-repeated="1009"/>
        </table:table-row>
        <table:table-row table:style-name="ro4" table:number-rows-repeated="2">
          <table:table-cell/>
          <table:table-cell table:style-name="ce20" table:number-columns-repeated="11"/>
          <table:table-cell table:style-name="ce41"/>
          <table:table-cell table:style-name="ce20" table:number-columns-repeated="2"/>
          <table:table-cell table:number-columns-repeated="1009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98-101" table:style-name="ta2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3" table:default-cell-style-name="ce9"/>
        <table:table-column table:style-name="co6" table:default-cell-style-name="ce35"/>
        <table:table-column table:style-name="co7" table:default-cell-style-name="ce9"/>
        <table:table-column table:style-name="co8" table:default-cell-style-name="ce9"/>
        <table:table-column table:style-name="co9" table:number-columns-repeated="1009" table:default-cell-style-name="ce9"/>
        <table:table-row table:style-name="ro1">
          <table:table-cell table:style-name="ce1" office:value-type="string" calcext:value-type="string" table:number-columns-spanned="7" table:number-rows-spanned="1">
            <text:p>6. <text:span text:style-name="T1">運輸部門能源消費表</text:span></text:p>
          </table:table-cell>
          <table:covered-table-cell table:number-columns-repeated="5" table:style-name="ce11"/>
          <table:covered-table-cell table:style-name="ce22"/>
          <table:table-cell table:style-name="ce1" office:value-type="string" calcext:value-type="string" table:number-columns-spanned="7" table:number-rows-spanned="1">
            <text:p>6. Transportation Sector Energy Consumption</text:p>
          </table:table-cell>
          <table:covered-table-cell table:number-columns-repeated="6" table:style-name="ce11"/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8</text:span><text:span text:style-name="T4">年</text:span></text:p>
          </table:table-cell>
          <table:table-cell table:style-name="ce12"/>
          <table:table-cell table:style-name="ce19" table:number-columns-repeated="7"/>
          <table:table-cell table:style-name="ce34" table:number-columns-repeated="4"/>
          <table:table-cell office:value-type="float" office:value="2009" calcext:value-type="float">
            <text:p>2009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<text:span text:style-name="T2">石油產品</text:span></text:p>
          </table:table-cell>
          <table:table-cell table:style-name="ce13" office:value-type="string" calcext:value-type="string">
            <text:p><text:span text:style-name="T2">液化石油氣</text:span></text:p>
          </table:table-cell>
          <table:table-cell table:style-name="ce13" office:value-type="string" calcext:value-type="string">
            <text:p><text:span text:style-name="T2">車用汽油</text:span></text:p>
          </table:table-cell>
          <table:table-cell table:style-name="ce13" office:value-type="string" calcext:value-type="string">
            <text:p><text:span text:style-name="T2">航空汽油</text:span></text:p>
          </table:table-cell>
          <table:table-cell table:style-name="ce13" office:value-type="string" calcext:value-type="string">
            <text:p><text:span text:style-name="T2">航空燃油</text:span></text:p>
          </table:table-cell>
          <table:table-cell table:style-name="ce23" office:value-type="string" calcext:value-type="string">
            <text:p><text:span text:style-name="T2">煤油</text:span></text:p>
          </table:table-cell>
          <table:table-cell table:style-name="ce3" office:value-type="string" calcext:value-type="string">
            <text:p><text:span text:style-name="T2">柴油</text:span></text:p>
          </table:table-cell>
          <table:table-cell table:style-name="ce13" office:value-type="string" calcext:value-type="string">
            <text:p><text:span text:style-name="T2">燃料油</text:span></text:p>
          </table:table-cell>
          <table:table-cell table:style-name="ce13" office:value-type="string" calcext:value-type="string">
            <text:p><text:span text:style-name="T2">天然氣</text:span></text:p>
          </table:table-cell>
          <table:table-cell table:style-name="ce13" office:value-type="string" calcext:value-type="string">
            <text:p><text:span text:style-name="T2">廢棄物及生質能</text:span></text:p>
          </table:table-cell>
          <table:table-cell table:style-name="ce13" office:value-type="string" calcext:value-type="string">
            <text:p><text:span text:style-name="T2">電力</text:span></text:p>
          </table:table-cell>
          <table:table-cell table:style-name="ce36" office:value-type="string" calcext:value-type="string">
            <text:p><text:span text:style-name="T5">合計</text:span></text:p>
          </table:table-cell>
          <table:table-cell table:style-name="ce42"/>
          <table:table-cell table:style-name="ce2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2">項</text:span><text:span text:style-name="T3">        </text:span><text:span text:style-name="T4">目</text:span></text:p>
          </table:table-cell>
          <table:table-cell table:style-name="ce14" office:value-type="string" calcext:value-type="string">
            <text:p>Petroleum</text:p>
            <text:p>Products</text:p>
          </table:table-cell>
          <table:table-cell table:style-name="ce14" office:value-type="string" calcext:value-type="string">
            <text:p>L.P.G.</text:p>
          </table:table-cell>
          <table:table-cell table:style-name="ce14" office:value-type="string" calcext:value-type="string">
            <text:p>Motor</text:p>
            <text:p>Gasoline</text:p>
          </table:table-cell>
          <table:table-cell table:style-name="ce14" office:value-type="string" calcext:value-type="string">
            <text:p>Aviation</text:p>
            <text:p>Gasoline</text:p>
          </table:table-cell>
          <table:table-cell table:style-name="ce14" office:value-type="string" calcext:value-type="string">
            <text:p>Jet</text:p>
            <text:p>Fuel</text:p>
          </table:table-cell>
          <table:table-cell table:style-name="ce24" office:value-type="string" calcext:value-type="string">
            <text:p>Kerosene</text:p>
          </table:table-cell>
          <table:table-cell table:style-name="ce29" office:value-type="string" calcext:value-type="string">
            <text:p>Diesel Oil</text:p>
          </table:table-cell>
          <table:table-cell table:style-name="ce14" office:value-type="string" calcext:value-type="string">
            <text:p>Fuel Oil</text:p>
          </table:table-cell>
          <table:table-cell table:style-name="ce14" office:value-type="string" calcext:value-type="string">
            <text:p>Natural Gas</text:p>
          </table:table-cell>
          <table:table-cell table:style-name="ce14" office:value-type="string" calcext:value-type="string">
            <text:p>Buimass and Waste</text:p>
          </table:table-cell>
          <table:table-cell table:style-name="ce14" office:value-type="string" calcext:value-type="string">
            <text:p>Electricity</text:p>
          </table:table-cell>
          <table:table-cell table:style-name="ce37" office:value-type="string" calcext:value-type="string">
            <text:p>Total</text:p>
          </table:table-cell>
          <table:table-cell table:style-name="ce24" office:value-type="string" calcext:value-type="string">
            <text:p>Item</text:p>
          </table:table-cell>
          <table:table-cell table:style-name="ce46"/>
          <table:table-cell table:number-columns-repeated="1009"/>
        </table:table-row>
        <table:table-row table:style-name="ro2">
          <table:table-cell table:style-name="ce4"/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24" office:value-type="string" calcext:value-type="string">
            <text:p><text:span text:style-name="T2">千公秉</text:span></text:p>
          </table:table-cell>
          <table:table-cell table:style-name="ce29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百萬立方公尺</text:span></text:p>
          </table:table-cell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百萬度</text:span></text:p>
          </table:table-cell>
          <table:table-cell table:style-name="ce37" office:value-type="string" calcext:value-type="string">
            <text:p><text:span text:style-name="T5">千公秉油當量</text:span></text:p>
          </table:table-cell>
          <table:table-cell table:style-name="ce43"/>
          <table:table-cell table:style-name="ce2"/>
          <table:table-cell table:number-columns-repeated="1009"/>
        </table:table-row>
        <table:table-row table:style-name="ro2">
          <table:table-cell table:style-name="ce5"/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24" office:value-type="string" calcext:value-type="string">
            <text:p>10<text:span text:style-name="T6">3</text:span><text:span text:style-name="T7"> K.L.</text:span></text:p>
          </table:table-cell>
          <table:table-cell table:style-name="ce30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6</text:span><text:span text:style-name="T7"> m</text:span><text:span text:style-name="T8">3</text:span></text:p>
          </table:table-cell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GWh</text:p>
          </table:table-cell>
          <table:table-cell table:style-name="ce38" office:value-type="string" calcext:value-type="string">
            <text:p>10<text:span text:style-name="T9">3</text:span><text:span text:style-name="T10"> KLOE</text:span>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84.766" calcext:value-type="float">
            <text:p>84.8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95.362" calcext:value-type="float">
            <text:p>95.4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84.766" calcext:value-type="float">
            <text:p>84.8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198.385" calcext:value-type="float">
            <text:p>12,198.4</text:p>
          </table:table-cell>
          <table:table-cell table:style-name="ce17" office:value-type="float" office:value="128.86" calcext:value-type="float">
            <text:p>128.9</text:p>
          </table:table-cell>
          <table:table-cell table:style-name="ce17" office:value-type="float" office:value="9628.242" calcext:value-type="float">
            <text:p>9,628.2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027.403" calcext:value-type="float">
            <text:p>4,027.4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198.385" calcext:value-type="float">
            <text:p>12,198.4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26.746" calcext:value-type="float">
            <text:p>26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8.656" calcext:value-type="float">
            <text:p>28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106.917" calcext:value-type="float">
            <text:p>1,106.9</text:p>
          </table:table-cell>
          <table:table-cell table:style-name="ce40" office:value-type="float" office:value="132.518" calcext:value-type="float">
            <text:p>132.5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1.464" calcext:value-type="float">
            <text:p>41.5</text:p>
          </table:table-cell>
          <table:table-cell table:style-name="ce40" office:value-type="float" office:value="3.962" calcext:value-type="float">
            <text:p>4.0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275.394" calcext:value-type="float">
            <text:p>275.4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02.096" calcext:value-type="float">
            <text:p>102.1</text:p>
          </table:table-cell>
          <table:table-cell table:style-name="ce17" office:value-type="float" office:value="168.848" calcext:value-type="float">
            <text:p>168.8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275.394" calcext:value-type="float">
            <text:p>275.4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2585.291" calcext:value-type="float">
            <text:p>12,585.3</text:p>
          </table:table-cell>
          <table:table-cell table:style-name="ce18" office:value-type="float" office:value="128.86" calcext:value-type="float">
            <text:p>128.9</text:p>
          </table:table-cell>
          <table:table-cell table:style-name="ce18" office:value-type="float" office:value="9628.242" calcext:value-type="float">
            <text:p>9,628.2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95.362" calcext:value-type="float">
            <text:p>95.4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158.155" calcext:value-type="float">
            <text:p>4,158.2</text:p>
          </table:table-cell>
          <table:table-cell table:style-name="ce18" office:value-type="float" office:value="168.848" calcext:value-type="float">
            <text:p>168.8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148.382" calcext:value-type="float">
            <text:p>1,148.4</text:p>
          </table:table-cell>
          <table:table-cell table:style-name="ce18" office:value-type="float" office:value="12695.025" calcext:value-type="float">
            <text:p>12,695.0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99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0" calcext:value-type="float">
            <text:p>201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85.692" calcext:value-type="float">
            <text:p>85.7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96.404" calcext:value-type="float">
            <text:p>96.4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85.692" calcext:value-type="float">
            <text:p>85.7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581.195" calcext:value-type="float">
            <text:p>12,581.2</text:p>
          </table:table-cell>
          <table:table-cell table:style-name="ce17" office:value-type="float" office:value="133.145" calcext:value-type="float">
            <text:p>133.1</text:p>
          </table:table-cell>
          <table:table-cell table:style-name="ce17" office:value-type="float" office:value="9713.276" calcext:value-type="float">
            <text:p>9,713.3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355.213" calcext:value-type="float">
            <text:p>4,355.2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581.195" calcext:value-type="float">
            <text:p>12,581.2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29.745" calcext:value-type="float">
            <text:p>29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1.87" calcext:value-type="float">
            <text:p>31.9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150.423" calcext:value-type="float">
            <text:p>1,150.4</text:p>
          </table:table-cell>
          <table:table-cell table:style-name="ce40" office:value-type="float" office:value="139.675" calcext:value-type="float">
            <text:p>139.7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3.664" calcext:value-type="float">
            <text:p>43.7</text:p>
          </table:table-cell>
          <table:table-cell table:style-name="ce40" office:value-type="float" office:value="4.172" calcext:value-type="float">
            <text:p>4.2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301.244" calcext:value-type="float">
            <text:p>301.2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11.54" calcext:value-type="float">
            <text:p>111.5</text:p>
          </table:table-cell>
          <table:table-cell table:style-name="ce17" office:value-type="float" office:value="184.819" calcext:value-type="float">
            <text:p>184.8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301.244" calcext:value-type="float">
            <text:p>301.2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2997.878" calcext:value-type="float">
            <text:p>12,997.9</text:p>
          </table:table-cell>
          <table:table-cell table:style-name="ce18" office:value-type="float" office:value="133.145" calcext:value-type="float">
            <text:p>133.1</text:p>
          </table:table-cell>
          <table:table-cell table:style-name="ce18" office:value-type="float" office:value="9713.276" calcext:value-type="float">
            <text:p>9,713.3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96.404" calcext:value-type="float">
            <text:p>96.4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498.623" calcext:value-type="float">
            <text:p>4,498.6</text:p>
          </table:table-cell>
          <table:table-cell table:style-name="ce18" office:value-type="float" office:value="184.819" calcext:value-type="float">
            <text:p>184.8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194.088" calcext:value-type="float">
            <text:p>1,194.1</text:p>
          </table:table-cell>
          <table:table-cell table:style-name="ce18" office:value-type="float" office:value="13111.979" calcext:value-type="float">
            <text:p>13,112.0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0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1" calcext:value-type="float">
            <text:p>201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95.567" calcext:value-type="float">
            <text:p>95.6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07.513" calcext:value-type="float">
            <text:p>107.5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95.567" calcext:value-type="float">
            <text:p>95.6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5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771.372" calcext:value-type="float">
            <text:p>12,771.4</text:p>
          </table:table-cell>
          <table:table-cell table:style-name="ce17" office:value-type="float" office:value="128.438" calcext:value-type="float">
            <text:p>128.4</text:p>
          </table:table-cell>
          <table:table-cell table:style-name="ce17" office:value-type="float" office:value="9828.036" calcext:value-type="float">
            <text:p>9,828.0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456.128" calcext:value-type="float">
            <text:p>4,456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771.372" calcext:value-type="float">
            <text:p>12,771.4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0.145" calcext:value-type="float">
            <text:p>3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2.298" calcext:value-type="float">
            <text:p>32.3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203.065" calcext:value-type="float">
            <text:p>1,203.1</text:p>
          </table:table-cell>
          <table:table-cell table:style-name="ce40" office:value-type="float" office:value="145.104" calcext:value-type="float">
            <text:p>145.1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0.513" calcext:value-type="float">
            <text:p>40.5</text:p>
          </table:table-cell>
          <table:table-cell table:style-name="ce40" office:value-type="float" office:value="3.871" calcext:value-type="float">
            <text:p>3.9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280.881" calcext:value-type="float">
            <text:p>280.9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10.184" calcext:value-type="float">
            <text:p>110.2</text:p>
          </table:table-cell>
          <table:table-cell table:style-name="ce17" office:value-type="float" office:value="166.915" calcext:value-type="float">
            <text:p>166.9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280.881" calcext:value-type="float">
            <text:p>280.9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177.965" calcext:value-type="float">
            <text:p>13,178.0</text:p>
          </table:table-cell>
          <table:table-cell table:style-name="ce18" office:value-type="float" office:value="128.438" calcext:value-type="float">
            <text:p>128.4</text:p>
          </table:table-cell>
          <table:table-cell table:style-name="ce18" office:value-type="float" office:value="9828.036" calcext:value-type="float">
            <text:p>9,828.0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07.513" calcext:value-type="float">
            <text:p>107.5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598.61" calcext:value-type="float">
            <text:p>4,598.6</text:p>
          </table:table-cell>
          <table:table-cell table:style-name="ce18" office:value-type="float" office:value="166.915" calcext:value-type="float">
            <text:p>166.9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243.578" calcext:value-type="float">
            <text:p>1,243.6</text:p>
          </table:table-cell>
          <table:table-cell table:style-name="ce18" office:value-type="float" office:value="13296.795" calcext:value-type="float">
            <text:p>13,296.8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8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1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2" calcext:value-type="float">
            <text:p>201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96.099" calcext:value-type="float">
            <text:p>96.1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08.111" calcext:value-type="float">
            <text:p>108.1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96.099" calcext:value-type="float">
            <text:p>96.1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style-name="ce49"/>
          <table:table-cell table:number-columns-repeated="1006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603.563" calcext:value-type="float">
            <text:p>12,603.6</text:p>
          </table:table-cell>
          <table:table-cell table:style-name="ce17" office:value-type="float" office:value="126.303" calcext:value-type="float">
            <text:p>126.3</text:p>
          </table:table-cell>
          <table:table-cell table:style-name="ce17" office:value-type="float" office:value="9717.319" calcext:value-type="float">
            <text:p>9,717.3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380.829" calcext:value-type="float">
            <text:p>4,380.8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603.563" calcext:value-type="float">
            <text:p>12,603.6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0.007" calcext:value-type="float">
            <text:p>30.0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2.15" calcext:value-type="float">
            <text:p>32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228.559" calcext:value-type="float">
            <text:p>1,228.6</text:p>
          </table:table-cell>
          <table:table-cell table:style-name="ce40" office:value-type="float" office:value="147.402" calcext:value-type="float">
            <text:p>147.4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0.673" calcext:value-type="float">
            <text:p>40.7</text:p>
          </table:table-cell>
          <table:table-cell table:style-name="ce40" office:value-type="float" office:value="3.886" calcext:value-type="float">
            <text:p>3.9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71.311" calcext:value-type="float">
            <text:p>171.3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10.599" calcext:value-type="float">
            <text:p>110.6</text:p>
          </table:table-cell>
          <table:table-cell table:style-name="ce17" office:value-type="float" office:value="63.83" calcext:value-type="float">
            <text:p>63.8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71.311" calcext:value-type="float">
            <text:p>171.3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2900.98" calcext:value-type="float">
            <text:p>12,901.0</text:p>
          </table:table-cell>
          <table:table-cell table:style-name="ce18" office:value-type="float" office:value="126.303" calcext:value-type="float">
            <text:p>126.3</text:p>
          </table:table-cell>
          <table:table-cell table:style-name="ce18" office:value-type="float" office:value="9717.319" calcext:value-type="float">
            <text:p>9,717.3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08.111" calcext:value-type="float">
            <text:p>108.1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523.578" calcext:value-type="float">
            <text:p>4,523.6</text:p>
          </table:table-cell>
          <table:table-cell table:style-name="ce18" office:value-type="float" office:value="63.83" calcext:value-type="float">
            <text:p>63.8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269.232" calcext:value-type="float">
            <text:p>1,269.2</text:p>
          </table:table-cell>
          <table:table-cell table:style-name="ce18" office:value-type="float" office:value="13022.262" calcext:value-type="float">
            <text:p>13,022.3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15"/>
          <table:table-cell table:style-name="ce48" table:number-columns-repeated="2"/>
          <table:table-cell table:number-columns-repeated="1007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4">
          <table:table-cell/>
          <table:table-cell table:style-name="ce20" table:number-columns-repeated="11"/>
          <table:table-cell table:style-name="ce41"/>
          <table:table-cell table:style-name="ce20" table:number-columns-repeated="4"/>
          <table:table-cell table:number-columns-repeated="1007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02-105" table:style-name="ta3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3" table:default-cell-style-name="ce9"/>
        <table:table-column table:style-name="co6" table:default-cell-style-name="ce35"/>
        <table:table-column table:style-name="co7" table:default-cell-style-name="ce9"/>
        <table:table-column table:style-name="co8" table:default-cell-style-name="ce9"/>
        <table:table-column table:style-name="co9" table:number-columns-repeated="1009" table:default-cell-style-name="ce9"/>
        <table:table-row table:style-name="ro1">
          <table:table-cell table:style-name="ce1" office:value-type="string" calcext:value-type="string" table:number-columns-spanned="7" table:number-rows-spanned="1">
            <text:p>6. <text:span text:style-name="T1">運輸部門能源消費表</text:span></text:p>
          </table:table-cell>
          <table:covered-table-cell table:number-columns-repeated="5" table:style-name="ce11"/>
          <table:covered-table-cell table:style-name="ce22"/>
          <table:table-cell table:style-name="ce1" office:value-type="string" calcext:value-type="string" table:number-columns-spanned="7" table:number-rows-spanned="1">
            <text:p>6. Transportation Sector Energy Consumption</text:p>
          </table:table-cell>
          <table:covered-table-cell table:number-columns-repeated="6" table:style-name="ce11"/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2</text:span><text:span text:style-name="T4">年</text:span></text:p>
          </table:table-cell>
          <table:table-cell table:style-name="ce12"/>
          <table:table-cell table:style-name="ce19" table:number-columns-repeated="7"/>
          <table:table-cell table:style-name="ce34" table:number-columns-repeated="4"/>
          <table:table-cell office:value-type="float" office:value="2013" calcext:value-type="float">
            <text:p>2013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<text:span text:style-name="T2">石油產品</text:span></text:p>
          </table:table-cell>
          <table:table-cell table:style-name="ce13" office:value-type="string" calcext:value-type="string">
            <text:p><text:span text:style-name="T2">液化石油氣</text:span></text:p>
          </table:table-cell>
          <table:table-cell table:style-name="ce13" office:value-type="string" calcext:value-type="string">
            <text:p><text:span text:style-name="T2">車用汽油</text:span></text:p>
          </table:table-cell>
          <table:table-cell table:style-name="ce13" office:value-type="string" calcext:value-type="string">
            <text:p><text:span text:style-name="T2">航空汽油</text:span></text:p>
          </table:table-cell>
          <table:table-cell table:style-name="ce13" office:value-type="string" calcext:value-type="string">
            <text:p><text:span text:style-name="T2">航空燃油</text:span></text:p>
          </table:table-cell>
          <table:table-cell table:style-name="ce23" office:value-type="string" calcext:value-type="string">
            <text:p><text:span text:style-name="T2">煤油</text:span></text:p>
          </table:table-cell>
          <table:table-cell table:style-name="ce3" office:value-type="string" calcext:value-type="string">
            <text:p><text:span text:style-name="T2">柴油</text:span></text:p>
          </table:table-cell>
          <table:table-cell table:style-name="ce13" office:value-type="string" calcext:value-type="string">
            <text:p><text:span text:style-name="T2">燃料油</text:span></text:p>
          </table:table-cell>
          <table:table-cell table:style-name="ce13" office:value-type="string" calcext:value-type="string">
            <text:p><text:span text:style-name="T2">天然氣</text:span></text:p>
          </table:table-cell>
          <table:table-cell table:style-name="ce13" office:value-type="string" calcext:value-type="string">
            <text:p><text:span text:style-name="T2">廢棄物及生質能</text:span></text:p>
          </table:table-cell>
          <table:table-cell table:style-name="ce13" office:value-type="string" calcext:value-type="string">
            <text:p><text:span text:style-name="T2">電力</text:span></text:p>
          </table:table-cell>
          <table:table-cell table:style-name="ce36" office:value-type="string" calcext:value-type="string">
            <text:p><text:span text:style-name="T5">合計</text:span></text:p>
          </table:table-cell>
          <table:table-cell table:style-name="ce42"/>
          <table:table-cell table:style-name="ce2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2">項</text:span><text:span text:style-name="T3">        </text:span><text:span text:style-name="T4">目</text:span></text:p>
          </table:table-cell>
          <table:table-cell table:style-name="ce14" office:value-type="string" calcext:value-type="string">
            <text:p>Petroleum</text:p>
            <text:p>Products</text:p>
          </table:table-cell>
          <table:table-cell table:style-name="ce14" office:value-type="string" calcext:value-type="string">
            <text:p>L.P.G.</text:p>
          </table:table-cell>
          <table:table-cell table:style-name="ce14" office:value-type="string" calcext:value-type="string">
            <text:p>Motor</text:p>
            <text:p>Gasoline</text:p>
          </table:table-cell>
          <table:table-cell table:style-name="ce14" office:value-type="string" calcext:value-type="string">
            <text:p>Aviation</text:p>
            <text:p>Gasoline</text:p>
          </table:table-cell>
          <table:table-cell table:style-name="ce14" office:value-type="string" calcext:value-type="string">
            <text:p>Jet</text:p>
            <text:p>Fuel</text:p>
          </table:table-cell>
          <table:table-cell table:style-name="ce24" office:value-type="string" calcext:value-type="string">
            <text:p>Kerosene</text:p>
          </table:table-cell>
          <table:table-cell table:style-name="ce29" office:value-type="string" calcext:value-type="string">
            <text:p>Diesel Oil</text:p>
          </table:table-cell>
          <table:table-cell table:style-name="ce14" office:value-type="string" calcext:value-type="string">
            <text:p>Fuel Oil</text:p>
          </table:table-cell>
          <table:table-cell table:style-name="ce14" office:value-type="string" calcext:value-type="string">
            <text:p>Natural Gas</text:p>
          </table:table-cell>
          <table:table-cell table:style-name="ce14" office:value-type="string" calcext:value-type="string">
            <text:p>Buimass and Waste</text:p>
          </table:table-cell>
          <table:table-cell table:style-name="ce14" office:value-type="string" calcext:value-type="string">
            <text:p>Electricity</text:p>
          </table:table-cell>
          <table:table-cell table:style-name="ce37" office:value-type="string" calcext:value-type="string">
            <text:p>Total</text:p>
          </table:table-cell>
          <table:table-cell table:style-name="ce24" office:value-type="string" calcext:value-type="string">
            <text:p>Item</text:p>
          </table:table-cell>
          <table:table-cell table:style-name="ce46"/>
          <table:table-cell table:number-columns-repeated="1009"/>
        </table:table-row>
        <table:table-row table:style-name="ro2">
          <table:table-cell table:style-name="ce4"/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24" office:value-type="string" calcext:value-type="string">
            <text:p><text:span text:style-name="T2">千公秉</text:span></text:p>
          </table:table-cell>
          <table:table-cell table:style-name="ce29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百萬立方公尺</text:span></text:p>
          </table:table-cell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百萬度</text:span></text:p>
          </table:table-cell>
          <table:table-cell table:style-name="ce37" office:value-type="string" calcext:value-type="string">
            <text:p><text:span text:style-name="T5">千公秉油當量</text:span></text:p>
          </table:table-cell>
          <table:table-cell table:style-name="ce43"/>
          <table:table-cell table:style-name="ce2"/>
          <table:table-cell table:number-columns-repeated="1009"/>
        </table:table-row>
        <table:table-row table:style-name="ro2">
          <table:table-cell table:style-name="ce5"/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24" office:value-type="string" calcext:value-type="string">
            <text:p>10<text:span text:style-name="T6">3</text:span><text:span text:style-name="T7"> K.L.</text:span></text:p>
          </table:table-cell>
          <table:table-cell table:style-name="ce30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6</text:span><text:span text:style-name="T7"> m</text:span><text:span text:style-name="T8">3</text:span></text:p>
          </table:table-cell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GWh</text:p>
          </table:table-cell>
          <table:table-cell table:style-name="ce38" office:value-type="string" calcext:value-type="string">
            <text:p>10<text:span text:style-name="T9">3</text:span><text:span text:style-name="T10"> KLOE</text:span>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87.956" calcext:value-type="float">
            <text:p>88.0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98.951" calcext:value-type="float">
            <text:p>99.0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87.956" calcext:value-type="float">
            <text:p>88.0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599.995" calcext:value-type="float">
            <text:p>12,600.0</text:p>
          </table:table-cell>
          <table:table-cell table:style-name="ce17" office:value-type="float" office:value="122.61" calcext:value-type="float">
            <text:p>122.6</text:p>
          </table:table-cell>
          <table:table-cell table:style-name="ce17" office:value-type="float" office:value="9738.738" calcext:value-type="float">
            <text:p>9,738.7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360.034" calcext:value-type="float">
            <text:p>4,360.0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599.995" calcext:value-type="float">
            <text:p>12,600.0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30.072" calcext:value-type="float">
            <text:p>3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32.22" calcext:value-type="float">
            <text:p>32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278.94" calcext:value-type="float">
            <text:p>1,278.9</text:p>
          </table:table-cell>
          <table:table-cell table:style-name="ce40" office:value-type="float" office:value="152.282" calcext:value-type="float">
            <text:p>152.3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5.005" calcext:value-type="float">
            <text:p>35.0</text:p>
          </table:table-cell>
          <table:table-cell table:style-name="ce40" office:value-type="float" office:value="3.345" calcext:value-type="float">
            <text:p>3.3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66.006" calcext:value-type="float">
            <text:p>166.0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03.709" calcext:value-type="float">
            <text:p>103.7</text:p>
          </table:table-cell>
          <table:table-cell table:style-name="ce17" office:value-type="float" office:value="64.885" calcext:value-type="float">
            <text:p>64.9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66.006" calcext:value-type="float">
            <text:p>166.0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2884.029" calcext:value-type="float">
            <text:p>12,884.0</text:p>
          </table:table-cell>
          <table:table-cell table:style-name="ce18" office:value-type="float" office:value="122.61" calcext:value-type="float">
            <text:p>122.6</text:p>
          </table:table-cell>
          <table:table-cell table:style-name="ce18" office:value-type="float" office:value="9738.738" calcext:value-type="float">
            <text:p>9,738.7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98.951" calcext:value-type="float">
            <text:p>99.0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495.963" calcext:value-type="float">
            <text:p>4,496.0</text:p>
          </table:table-cell>
          <table:table-cell table:style-name="ce18" office:value-type="float" office:value="64.885" calcext:value-type="float">
            <text:p>64.9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313.945" calcext:value-type="float">
            <text:p>1,313.9</text:p>
          </table:table-cell>
          <table:table-cell table:style-name="ce18" office:value-type="float" office:value="13009.584" calcext:value-type="float">
            <text:p>13,009.6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3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4" calcext:value-type="float">
            <text:p>201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98.89" calcext:value-type="float">
            <text:p>98.9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11.251" calcext:value-type="float">
            <text:p>111.3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98.89" calcext:value-type="float">
            <text:p>98.9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724.132" calcext:value-type="float">
            <text:p>12,724.1</text:p>
          </table:table-cell>
          <table:table-cell table:style-name="ce17" office:value-type="float" office:value="107.033" calcext:value-type="float">
            <text:p>107.0</text:p>
          </table:table-cell>
          <table:table-cell table:style-name="ce17" office:value-type="float" office:value="9818.82" calcext:value-type="float">
            <text:p>9,818.8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430.979" calcext:value-type="float">
            <text:p>4,431.0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724.132" calcext:value-type="float">
            <text:p>12,724.1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27.717" calcext:value-type="float">
            <text:p>27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9.697" calcext:value-type="float">
            <text:p>29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321.351" calcext:value-type="float">
            <text:p>1,321.4</text:p>
          </table:table-cell>
          <table:table-cell table:style-name="ce40" office:value-type="float" office:value="153.98" calcext:value-type="float">
            <text:p>154.0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9.979" calcext:value-type="float">
            <text:p>40.0</text:p>
          </table:table-cell>
          <table:table-cell table:style-name="ce40" office:value-type="float" office:value="3.82" calcext:value-type="float">
            <text:p>3.8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61.605" calcext:value-type="float">
            <text:p>161.6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96.096" calcext:value-type="float">
            <text:p>96.1</text:p>
          </table:table-cell>
          <table:table-cell table:style-name="ce17" office:value-type="float" office:value="67.421" calcext:value-type="float">
            <text:p>67.4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61.605" calcext:value-type="float">
            <text:p>161.6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012.344" calcext:value-type="float">
            <text:p>13,012.3</text:p>
          </table:table-cell>
          <table:table-cell table:style-name="ce18" office:value-type="float" office:value="107.033" calcext:value-type="float">
            <text:p>107.0</text:p>
          </table:table-cell>
          <table:table-cell table:style-name="ce18" office:value-type="float" office:value="9818.82" calcext:value-type="float">
            <text:p>9,818.8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11.251" calcext:value-type="float">
            <text:p>111.3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556.772" calcext:value-type="float">
            <text:p>4,556.8</text:p>
          </table:table-cell>
          <table:table-cell table:style-name="ce18" office:value-type="float" office:value="67.421" calcext:value-type="float">
            <text:p>67.4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361.33" calcext:value-type="float">
            <text:p>1,361.3</text:p>
          </table:table-cell>
          <table:table-cell table:style-name="ce18" office:value-type="float" office:value="13142.427" calcext:value-type="float">
            <text:p>13,142.4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4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5" calcext:value-type="float">
            <text:p>201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95.884" calcext:value-type="float">
            <text:p>95.9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07.869" calcext:value-type="float">
            <text:p>107.9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95.884" calcext:value-type="float">
            <text:p>95.9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051.795" calcext:value-type="float">
            <text:p>13,051.8</text:p>
          </table:table-cell>
          <table:table-cell table:style-name="ce17" office:value-type="float" office:value="78.173" calcext:value-type="float">
            <text:p>78.2</text:p>
          </table:table-cell>
          <table:table-cell table:style-name="ce17" office:value-type="float" office:value="10097.055" calcext:value-type="float">
            <text:p>10,097.1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546.482" calcext:value-type="float">
            <text:p>4,546.5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3051.795" calcext:value-type="float">
            <text:p>13,051.8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24.839" calcext:value-type="float">
            <text:p>24.8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6.613" calcext:value-type="float">
            <text:p>26.6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347.57" calcext:value-type="float">
            <text:p>1,347.6</text:p>
          </table:table-cell>
          <table:table-cell table:style-name="ce40" office:value-type="float" office:value="153.607" calcext:value-type="float">
            <text:p>153.6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44.169" calcext:value-type="float">
            <text:p>44.2</text:p>
          </table:table-cell>
          <table:table-cell table:style-name="ce40" office:value-type="float" office:value="4.221" calcext:value-type="float">
            <text:p>4.2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42.683" calcext:value-type="float">
            <text:p>142.7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83.06" calcext:value-type="float">
            <text:p>83.1</text:p>
          </table:table-cell>
          <table:table-cell table:style-name="ce17" office:value-type="float" office:value="61.088" calcext:value-type="float">
            <text:p>61.1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42.683" calcext:value-type="float">
            <text:p>142.7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315.2" calcext:value-type="float">
            <text:p>13,315.2</text:p>
          </table:table-cell>
          <table:table-cell table:style-name="ce18" office:value-type="float" office:value="78.173" calcext:value-type="float">
            <text:p>78.2</text:p>
          </table:table-cell>
          <table:table-cell table:style-name="ce18" office:value-type="float" office:value="10097.055" calcext:value-type="float">
            <text:p>10,097.1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07.869" calcext:value-type="float">
            <text:p>107.9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656.155" calcext:value-type="float">
            <text:p>4,656.2</text:p>
          </table:table-cell>
          <table:table-cell table:style-name="ce18" office:value-type="float" office:value="61.088" calcext:value-type="float">
            <text:p>61.1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391.738" calcext:value-type="float">
            <text:p>1,391.7</text:p>
          </table:table-cell>
          <table:table-cell table:style-name="ce18" office:value-type="float" office:value="13448.189" calcext:value-type="float">
            <text:p>13,448.2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5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6" calcext:value-type="float">
            <text:p>201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06.508" calcext:value-type="float">
            <text:p>106.5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19.821" calcext:value-type="float">
            <text:p>119.8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06.508" calcext:value-type="float">
            <text:p>106.5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394.392" calcext:value-type="float">
            <text:p>13,394.4</text:p>
          </table:table-cell>
          <table:table-cell table:style-name="ce17" office:value-type="float" office:value="59.473" calcext:value-type="float">
            <text:p>59.5</text:p>
          </table:table-cell>
          <table:table-cell table:style-name="ce17" office:value-type="float" office:value="10433.555" calcext:value-type="float">
            <text:p>10,433.6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615.857" calcext:value-type="float">
            <text:p>4,615.9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3394.392" calcext:value-type="float">
            <text:p>13,394.4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20.281" calcext:value-type="float">
            <text:p>20.3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1.73" calcext:value-type="float">
            <text:p>21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363.446" calcext:value-type="float">
            <text:p>1,363.4</text:p>
          </table:table-cell>
          <table:table-cell table:style-name="ce40" office:value-type="float" office:value="150.566" calcext:value-type="float">
            <text:p>150.6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8.785" calcext:value-type="float">
            <text:p>38.8</text:p>
          </table:table-cell>
          <table:table-cell table:style-name="ce40" office:value-type="float" office:value="3.706" calcext:value-type="float">
            <text:p>3.7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80.149" calcext:value-type="float">
            <text:p>18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81.701" calcext:value-type="float">
            <text:p>81.7</text:p>
          </table:table-cell>
          <table:table-cell table:style-name="ce17" office:value-type="float" office:value="97.401" calcext:value-type="float">
            <text:p>97.4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80.149" calcext:value-type="float">
            <text:p>180.1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701.33" calcext:value-type="float">
            <text:p>13,701.3</text:p>
          </table:table-cell>
          <table:table-cell table:style-name="ce18" office:value-type="float" office:value="59.473" calcext:value-type="float">
            <text:p>59.5</text:p>
          </table:table-cell>
          <table:table-cell table:style-name="ce18" office:value-type="float" office:value="10433.555" calcext:value-type="float">
            <text:p>10,433.6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19.821" calcext:value-type="float">
            <text:p>119.8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719.288" calcext:value-type="float">
            <text:p>4,719.3</text:p>
          </table:table-cell>
          <table:table-cell table:style-name="ce18" office:value-type="float" office:value="97.401" calcext:value-type="float">
            <text:p>97.4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402.231" calcext:value-type="float">
            <text:p>1,402.2</text:p>
          </table:table-cell>
          <table:table-cell table:style-name="ce18" office:value-type="float" office:value="13835.321" calcext:value-type="float">
            <text:p>13,835.3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15"/>
          <table:table-cell table:style-name="ce48" table:number-columns-repeated="2"/>
          <table:table-cell table:number-columns-repeated="1007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4">
          <table:table-cell/>
          <table:table-cell table:style-name="ce20" table:number-columns-repeated="11"/>
          <table:table-cell table:style-name="ce41"/>
          <table:table-cell table:style-name="ce20" table:number-columns-repeated="4"/>
          <table:table-cell table:number-columns-repeated="1007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06-109" table:style-name="ta4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4" table:default-cell-style-name="ce9"/>
        <table:table-column table:style-name="co3" table:number-columns-repeated="2" table:default-cell-style-name="ce9"/>
        <table:table-column table:style-name="co5" table:default-cell-style-name="ce9"/>
        <table:table-column table:style-name="co1" table:default-cell-style-name="ce9"/>
        <table:table-column table:style-name="co3" table:default-cell-style-name="ce9"/>
        <table:table-column table:style-name="co6" table:default-cell-style-name="ce35"/>
        <table:table-column table:style-name="co7" table:default-cell-style-name="ce9"/>
        <table:table-column table:style-name="co8" table:default-cell-style-name="ce9"/>
        <table:table-column table:style-name="co9" table:number-columns-repeated="1009" table:default-cell-style-name="ce9"/>
        <table:table-row table:style-name="ro1">
          <table:table-cell table:style-name="ce1" office:value-type="string" calcext:value-type="string" table:number-columns-spanned="7" table:number-rows-spanned="1">
            <text:p>6. <text:span text:style-name="T1">運輸部門能源消費表</text:span></text:p>
          </table:table-cell>
          <table:covered-table-cell table:number-columns-repeated="5" table:style-name="ce11"/>
          <table:covered-table-cell table:style-name="ce22"/>
          <table:table-cell table:style-name="ce1" office:value-type="string" calcext:value-type="string" table:number-columns-spanned="7" table:number-rows-spanned="1">
            <text:p>6. Transportation Sector Energy Consumption</text:p>
          </table:table-cell>
          <table:covered-table-cell table:number-columns-repeated="6" table:style-name="ce11"/>
          <table:table-cell table:style-name="ce11"/>
          <table:table-cell table:number-columns-repeated="1009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6</text:span><text:span text:style-name="T4">年</text:span></text:p>
          </table:table-cell>
          <table:table-cell table:style-name="ce12"/>
          <table:table-cell table:style-name="ce19" table:number-columns-repeated="7"/>
          <table:table-cell table:style-name="ce34" table:number-columns-repeated="4"/>
          <table:table-cell office:value-type="float" office:value="2017" calcext:value-type="float">
            <text:p>2017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ce13" office:value-type="string" calcext:value-type="string">
            <text:p><text:span text:style-name="T2">石油產品</text:span></text:p>
          </table:table-cell>
          <table:table-cell table:style-name="ce13" office:value-type="string" calcext:value-type="string">
            <text:p><text:span text:style-name="T2">液化石油氣</text:span></text:p>
          </table:table-cell>
          <table:table-cell table:style-name="ce13" office:value-type="string" calcext:value-type="string">
            <text:p><text:span text:style-name="T2">車用汽油</text:span></text:p>
          </table:table-cell>
          <table:table-cell table:style-name="ce13" office:value-type="string" calcext:value-type="string">
            <text:p><text:span text:style-name="T2">航空汽油</text:span></text:p>
          </table:table-cell>
          <table:table-cell table:style-name="ce13" office:value-type="string" calcext:value-type="string">
            <text:p><text:span text:style-name="T2">航空燃油</text:span></text:p>
          </table:table-cell>
          <table:table-cell table:style-name="ce23" office:value-type="string" calcext:value-type="string">
            <text:p><text:span text:style-name="T2">煤油</text:span></text:p>
          </table:table-cell>
          <table:table-cell table:style-name="ce3" office:value-type="string" calcext:value-type="string">
            <text:p><text:span text:style-name="T2">柴油</text:span></text:p>
          </table:table-cell>
          <table:table-cell table:style-name="ce13" office:value-type="string" calcext:value-type="string">
            <text:p><text:span text:style-name="T2">燃料油</text:span></text:p>
          </table:table-cell>
          <table:table-cell table:style-name="ce13" office:value-type="string" calcext:value-type="string">
            <text:p><text:span text:style-name="T2">天然氣</text:span></text:p>
          </table:table-cell>
          <table:table-cell table:style-name="ce13" office:value-type="string" calcext:value-type="string">
            <text:p><text:span text:style-name="T2">廢棄物及生質能</text:span></text:p>
          </table:table-cell>
          <table:table-cell table:style-name="ce13" office:value-type="string" calcext:value-type="string">
            <text:p><text:span text:style-name="T2">電力</text:span></text:p>
          </table:table-cell>
          <table:table-cell table:style-name="ce36" office:value-type="string" calcext:value-type="string">
            <text:p><text:span text:style-name="T5">合計</text:span></text:p>
          </table:table-cell>
          <table:table-cell table:style-name="ce42"/>
          <table:table-cell table:style-name="ce2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2">項</text:span><text:span text:style-name="T3">        </text:span><text:span text:style-name="T4">目</text:span></text:p>
          </table:table-cell>
          <table:table-cell table:style-name="ce14" office:value-type="string" calcext:value-type="string">
            <text:p>Petroleum</text:p>
            <text:p>Products</text:p>
          </table:table-cell>
          <table:table-cell table:style-name="ce14" office:value-type="string" calcext:value-type="string">
            <text:p>L.P.G.</text:p>
          </table:table-cell>
          <table:table-cell table:style-name="ce14" office:value-type="string" calcext:value-type="string">
            <text:p>Motor</text:p>
            <text:p>Gasoline</text:p>
          </table:table-cell>
          <table:table-cell table:style-name="ce14" office:value-type="string" calcext:value-type="string">
            <text:p>Aviation</text:p>
            <text:p>Gasoline</text:p>
          </table:table-cell>
          <table:table-cell table:style-name="ce14" office:value-type="string" calcext:value-type="string">
            <text:p>Jet</text:p>
            <text:p>Fuel</text:p>
          </table:table-cell>
          <table:table-cell table:style-name="ce24" office:value-type="string" calcext:value-type="string">
            <text:p>Kerosene</text:p>
          </table:table-cell>
          <table:table-cell table:style-name="ce29" office:value-type="string" calcext:value-type="string">
            <text:p>Diesel Oil</text:p>
          </table:table-cell>
          <table:table-cell table:style-name="ce14" office:value-type="string" calcext:value-type="string">
            <text:p>Fuel Oil</text:p>
          </table:table-cell>
          <table:table-cell table:style-name="ce14" office:value-type="string" calcext:value-type="string">
            <text:p>Natural Gas</text:p>
          </table:table-cell>
          <table:table-cell table:style-name="ce14" office:value-type="string" calcext:value-type="string">
            <text:p>Buimass and Waste</text:p>
          </table:table-cell>
          <table:table-cell table:style-name="ce14" office:value-type="string" calcext:value-type="string">
            <text:p>Electricity</text:p>
          </table:table-cell>
          <table:table-cell table:style-name="ce37" office:value-type="string" calcext:value-type="string">
            <text:p>Total</text:p>
          </table:table-cell>
          <table:table-cell table:style-name="ce24" office:value-type="string" calcext:value-type="string">
            <text:p>Item</text:p>
          </table:table-cell>
          <table:table-cell table:style-name="ce46"/>
          <table:table-cell table:number-columns-repeated="1009"/>
        </table:table-row>
        <table:table-row table:style-name="ro2">
          <table:table-cell table:style-name="ce4"/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24" office:value-type="string" calcext:value-type="string">
            <text:p><text:span text:style-name="T2">千公秉</text:span></text:p>
          </table:table-cell>
          <table:table-cell table:style-name="ce29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千公秉</text:span></text:p>
          </table:table-cell>
          <table:table-cell table:style-name="ce14" office:value-type="string" calcext:value-type="string">
            <text:p><text:span text:style-name="T2">百萬立方公尺</text:span></text:p>
          </table:table-cell>
          <table:table-cell table:style-name="ce14" office:value-type="string" calcext:value-type="string">
            <text:p><text:span text:style-name="T2">千公秉油當量</text:span></text:p>
          </table:table-cell>
          <table:table-cell table:style-name="ce14" office:value-type="string" calcext:value-type="string">
            <text:p><text:span text:style-name="T2">百萬度</text:span></text:p>
          </table:table-cell>
          <table:table-cell table:style-name="ce37" office:value-type="string" calcext:value-type="string">
            <text:p><text:span text:style-name="T5">千公秉油當量</text:span></text:p>
          </table:table-cell>
          <table:table-cell table:style-name="ce43"/>
          <table:table-cell table:style-name="ce2"/>
          <table:table-cell table:number-columns-repeated="1009"/>
        </table:table-row>
        <table:table-row table:style-name="ro2">
          <table:table-cell table:style-name="ce5"/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24" office:value-type="string" calcext:value-type="string">
            <text:p>10<text:span text:style-name="T6">3</text:span><text:span text:style-name="T7"> K.L.</text:span></text:p>
          </table:table-cell>
          <table:table-cell table:style-name="ce30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3</text:span><text:span text:style-name="T7"> K.L.</text:span></text:p>
          </table:table-cell>
          <table:table-cell table:style-name="ce15" office:value-type="string" calcext:value-type="string">
            <text:p>10<text:span text:style-name="T6">6</text:span><text:span text:style-name="T7"> m</text:span><text:span text:style-name="T8">3</text:span></text:p>
          </table:table-cell>
          <table:table-cell table:style-name="ce15" office:value-type="string" calcext:value-type="string">
            <text:p>10<text:span text:style-name="T6">3</text:span><text:span text:style-name="T7"> KLOE</text:span></text:p>
          </table:table-cell>
          <table:table-cell table:style-name="ce15" office:value-type="string" calcext:value-type="string">
            <text:p>GWh</text:p>
          </table:table-cell>
          <table:table-cell table:style-name="ce38" office:value-type="string" calcext:value-type="string">
            <text:p>10<text:span text:style-name="T9">3</text:span><text:span text:style-name="T10"> KLOE</text:span></text:p>
          </table:table-cell>
          <table:table-cell table:style-name="ce44"/>
          <table:table-cell table:style-name="ce2"/>
          <table:table-cell table:number-columns-repeated="1009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08.577" calcext:value-type="float">
            <text:p>108.6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22.149" calcext:value-type="float">
            <text:p>122.1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08.577" calcext:value-type="float">
            <text:p>108.6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228.406" calcext:value-type="float">
            <text:p>13,228.4</text:p>
          </table:table-cell>
          <table:table-cell table:style-name="ce17" office:value-type="float" office:value="53.827" calcext:value-type="float">
            <text:p>53.8</text:p>
          </table:table-cell>
          <table:table-cell table:style-name="ce17" office:value-type="float" office:value="10228.255" calcext:value-type="float">
            <text:p>10,228.3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633.11" calcext:value-type="float">
            <text:p>4,633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3228.406" calcext:value-type="float">
            <text:p>13,228.4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style-name="ce35"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18.837" calcext:value-type="float">
            <text:p>18.8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0.182" calcext:value-type="float">
            <text:p>20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425.977" calcext:value-type="float">
            <text:p>1,426.0</text:p>
          </table:table-cell>
          <table:table-cell table:style-name="ce40" office:value-type="float" office:value="155.097" calcext:value-type="float">
            <text:p>155.1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7.782" calcext:value-type="float">
            <text:p>37.8</text:p>
          </table:table-cell>
          <table:table-cell table:style-name="ce40" office:value-type="float" office:value="3.61" calcext:value-type="float">
            <text:p>3.6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192.531" calcext:value-type="float">
            <text:p>192.5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99.893" calcext:value-type="float">
            <text:p>99.9</text:p>
          </table:table-cell>
          <table:table-cell table:style-name="ce17" office:value-type="float" office:value="93.091" calcext:value-type="float">
            <text:p>93.1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192.531" calcext:value-type="float">
            <text:p>192.5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548.35" calcext:value-type="float">
            <text:p>13,548.4</text:p>
          </table:table-cell>
          <table:table-cell table:style-name="ce18" office:value-type="float" office:value="53.827" calcext:value-type="float">
            <text:p>53.8</text:p>
          </table:table-cell>
          <table:table-cell table:style-name="ce18" office:value-type="float" office:value="10228.255" calcext:value-type="float">
            <text:p>10,228.3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22.149" calcext:value-type="float">
            <text:p>122.1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753.185" calcext:value-type="float">
            <text:p>4,753.2</text:p>
          </table:table-cell>
          <table:table-cell table:style-name="ce18" office:value-type="float" office:value="93.091" calcext:value-type="float">
            <text:p>93.1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463.76" calcext:value-type="float">
            <text:p>1,463.8</text:p>
          </table:table-cell>
          <table:table-cell table:style-name="ce18" office:value-type="float" office:value="13688.22" calcext:value-type="float">
            <text:p>13,688.2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7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8" calcext:value-type="float">
            <text:p>201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08.521" calcext:value-type="float">
            <text:p>108.5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22.087" calcext:value-type="float">
            <text:p>122.1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08.521" calcext:value-type="float">
            <text:p>108.5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2989.691" calcext:value-type="float">
            <text:p>12,989.7</text:p>
          </table:table-cell>
          <table:table-cell table:style-name="ce17" office:value-type="float" office:value="43.503" calcext:value-type="float">
            <text:p>43.5</text:p>
          </table:table-cell>
          <table:table-cell table:style-name="ce17" office:value-type="float" office:value="9950.111" calcext:value-type="float">
            <text:p>9,950.1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643.775" calcext:value-type="float">
            <text:p>4,643.8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40" office:value-type="float" office:value="12989.691" calcext:value-type="float">
            <text:p>12,989.7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19.871" calcext:value-type="float">
            <text:p>19.9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1.29" calcext:value-type="float">
            <text:p>21.3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431.605" calcext:value-type="float">
            <text:p>1,431.6</text:p>
          </table:table-cell>
          <table:table-cell table:style-name="ce40" office:value-type="float" office:value="156.668" calcext:value-type="float">
            <text:p>156.7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7.562" calcext:value-type="float">
            <text:p>37.6</text:p>
          </table:table-cell>
          <table:table-cell table:style-name="ce40" office:value-type="float" office:value="3.589" calcext:value-type="float">
            <text:p>3.6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56.305" calcext:value-type="float">
            <text:p>56.3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14.389" calcext:value-type="float">
            <text:p>14.4</text:p>
          </table:table-cell>
          <table:table-cell table:style-name="ce17" office:value-type="float" office:value="40.196" calcext:value-type="float">
            <text:p>40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56.305" calcext:value-type="float">
            <text:p>56.3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174.388" calcext:value-type="float">
            <text:p>13,174.4</text:p>
          </table:table-cell>
          <table:table-cell table:style-name="ce18" office:value-type="float" office:value="43.503" calcext:value-type="float">
            <text:p>43.5</text:p>
          </table:table-cell>
          <table:table-cell table:style-name="ce18" office:value-type="float" office:value="9950.111" calcext:value-type="float">
            <text:p>9,950.1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22.087" calcext:value-type="float">
            <text:p>122.1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679.454" calcext:value-type="float">
            <text:p>4,679.5</text:p>
          </table:table-cell>
          <table:table-cell table:style-name="ce18" office:value-type="float" office:value="40.196" calcext:value-type="float">
            <text:p>40.2</text:p>
          </table:table-cell>
          <table:table-cell table:number-columns-repeated="2" table:style-name="ce18" office:value-type="float" office:value="0" calcext:value-type="float">
            <text:p>- <text:s text:c="2"/></text:p>
          </table:table-cell>
          <table:table-cell table:style-name="ce18" office:value-type="float" office:value="1469.167" calcext:value-type="float">
            <text:p>1,469.2</text:p>
          </table:table-cell>
          <table:table-cell table:style-name="ce18" office:value-type="float" office:value="13314.775" calcext:value-type="float">
            <text:p>13,314.8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8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19" calcext:value-type="float">
            <text:p>201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104.129" calcext:value-type="float">
            <text:p>104.1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117.145" calcext:value-type="float">
            <text:p>117.1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104.129" calcext:value-type="float">
            <text:p>104.1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094.701" calcext:value-type="float">
            <text:p>13,094.7</text:p>
          </table:table-cell>
          <table:table-cell table:style-name="ce17" office:value-type="float" office:value="35.056" calcext:value-type="float">
            <text:p>35.1</text:p>
          </table:table-cell>
          <table:table-cell table:style-name="ce17" office:value-type="float" office:value="9967.868" calcext:value-type="float">
            <text:p>9,967.9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746.469" calcext:value-type="float">
            <text:p>4,746.5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.032" calcext:value-type="float">
            <text:p>0.0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40" office:value-type="float" office:value="13094.733" calcext:value-type="float">
            <text:p>13,094.7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0.131" calcext:value-type="float">
            <text:p>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.14" calcext:value-type="float">
            <text:p>0.1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462.014" calcext:value-type="float">
            <text:p>1,462.0</text:p>
          </table:table-cell>
          <table:table-cell table:style-name="ce40" office:value-type="float" office:value="139.834" calcext:value-type="float">
            <text:p>139.8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7.101" calcext:value-type="float">
            <text:p>37.1</text:p>
          </table:table-cell>
          <table:table-cell table:style-name="ce40" office:value-type="float" office:value="3.545" calcext:value-type="float">
            <text:p>3.5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60.099" calcext:value-type="float">
            <text:p>6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1.32" calcext:value-type="float">
            <text:p>21.3</text:p>
          </table:table-cell>
          <table:table-cell table:style-name="ce17" office:value-type="float" office:value="37.688" calcext:value-type="float">
            <text:p>37.7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60.099" calcext:value-type="float">
            <text:p>60.1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5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259.059" calcext:value-type="float">
            <text:p>13,259.1</text:p>
          </table:table-cell>
          <table:table-cell table:style-name="ce18" office:value-type="float" office:value="35.056" calcext:value-type="float">
            <text:p>35.1</text:p>
          </table:table-cell>
          <table:table-cell table:style-name="ce18" office:value-type="float" office:value="9967.868" calcext:value-type="float">
            <text:p>9,967.9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117.145" calcext:value-type="float">
            <text:p>117.1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767.929" calcext:value-type="float">
            <text:p>4,767.9</text:p>
          </table:table-cell>
          <table:table-cell table:style-name="ce18" office:value-type="float" office:value="37.688" calcext:value-type="float">
            <text:p>37.7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0.032" calcext:value-type="float">
            <text:p>0.0</text:p>
          </table:table-cell>
          <table:table-cell table:style-name="ce18" office:value-type="float" office:value="1499.115" calcext:value-type="float">
            <text:p>1,499.1</text:p>
          </table:table-cell>
          <table:table-cell table:style-name="ce18" office:value-type="float" office:value="13402.34" calcext:value-type="float">
            <text:p>13,402.3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6"/>
          <table:table-cell table:style-name="ce27"/>
          <table:table-cell table:number-columns-repeated="2"/>
          <table:table-cell table:style-name="ce35" table:number-columns-repeated="3"/>
          <table:table-cell table:number-columns-repeated="3"/>
          <table:table-cell table:style-name="ce48" table:number-columns-repeated="2"/>
          <table:table-cell table:number-columns-repeated="1007"/>
        </table:table-row>
        <table:table-row table:style-name="ro4">
          <table:table-cell table:style-name="ce10"/>
          <table:table-cell table:style-name="ce19" table:number-columns-repeated="5"/>
          <table:table-cell table:style-name="ce28"/>
          <table:table-cell table:style-name="ce19" table:number-columns-repeated="2"/>
          <table:table-cell table:style-name="ce34" table:number-columns-repeated="4"/>
          <table:table-cell table:number-columns-repeated="1011"/>
        </table:table-row>
        <table:table-row table:style-name="ro2">
          <table:table-cell table:style-name="ce2" office:value-type="string" calcext:value-type="string">
            <text:p><text:span text:style-name="T2">民國</text:span><text:span text:style-name="T3">109</text:span><text:span text:style-name="T4">年</text:span></text:p>
          </table:table-cell>
          <table:table-cell table:style-name="ce12"/>
          <table:table-cell table:style-name="ce19" table:number-columns-repeated="4"/>
          <table:table-cell table:style-name="ce28"/>
          <table:table-cell table:style-name="ce19" table:number-columns-repeated="2"/>
          <table:table-cell table:style-name="ce34" table:number-columns-repeated="4"/>
          <table:table-cell office:value-type="float" office:value="2020" calcext:value-type="float">
            <text:p>202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<text:span text:style-name="T2">國內航空</text:span></text:p>
          </table:table-cell>
          <table:table-cell table:style-name="ce16" office:value-type="float" office:value="79.664" calcext:value-type="float">
            <text:p>79.7</text:p>
          </table:table-cell>
          <table:table-cell table:number-columns-repeated="3" table:style-name="ce16" office:value-type="float" office:value="0" calcext:value-type="float">
            <text:p>- <text:s text:c="2"/></text:p>
          </table:table-cell>
          <table:table-cell table:style-name="ce16" office:value-type="float" office:value="89.622" calcext:value-type="float">
            <text:p>89.6</text:p>
          </table:table-cell>
          <table:table-cell table:style-name="ce21" office:value-type="float" office:value="0" calcext:value-type="float">
            <text:p>- <text:s text:c="2"/></text:p>
          </table:table-cell>
          <table:table-cell table:style-name="ce31" office:value-type="float" office:value="0" calcext:value-type="float">
            <text:p>- <text:s text:c="2"/></text:p>
          </table:table-cell>
          <table:table-cell table:number-columns-repeated="4" table:style-name="ce16" office:value-type="float" office:value="0" calcext:value-type="float">
            <text:p>- <text:s text:c="2"/></text:p>
          </table:table-cell>
          <table:table-cell table:style-name="ce39" office:value-type="float" office:value="79.664" calcext:value-type="float">
            <text:p>79.7</text:p>
          </table:table-cell>
          <table:table-cell table:style-name="ce42" office:value-type="string" calcext:value-type="string">
            <text:p>Domestic Air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公路</text:span></text:p>
          </table:table-cell>
          <table:table-cell table:style-name="ce17" office:value-type="float" office:value="13221.646" calcext:value-type="float">
            <text:p>13,221.6</text:p>
          </table:table-cell>
          <table:table-cell table:style-name="ce17" office:value-type="float" office:value="20.39" calcext:value-type="float">
            <text:p>20.4</text:p>
          </table:table-cell>
          <table:table-cell table:style-name="ce17" office:value-type="float" office:value="10105.887" calcext:value-type="float">
            <text:p>10,105.9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4765.906" calcext:value-type="float">
            <text:p>4,765.9</text:p>
          </table:table-cell>
          <table:table-cell table:number-columns-repeated="2" table:style-name="ce17" office:value-type="float" office:value="0" calcext:value-type="float">
            <text:p>- <text:s text:c="2"/></text:p>
          </table:table-cell>
          <table:table-cell table:style-name="ce17" office:value-type="float" office:value="0.028" calcext:value-type="float">
            <text:p>0.0</text:p>
          </table:table-cell>
          <table:table-cell table:style-name="ce17" office:value-type="float" office:value="0" calcext:value-type="float">
            <text:p>- <text:s text:c="2"/></text:p>
          </table:table-cell>
          <table:table-cell table:style-name="ce40" office:value-type="float" office:value="13221.675" calcext:value-type="float">
            <text:p>13,221.7</text:p>
          </table:table-cell>
          <table:table-cell table:style-name="ce43" office:value-type="string" calcext:value-type="string">
            <text:p>High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鐵路</text:span></text:p>
          </table:table-cell>
          <table:table-cell table:style-name="ce17" office:value-type="float" office:value="0.149" calcext:value-type="float">
            <text:p>0.1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.16" calcext:value-type="float">
            <text:p>0.2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1450.119" calcext:value-type="float">
            <text:p>1,450.1</text:p>
          </table:table-cell>
          <table:table-cell table:style-name="ce40" office:value-type="float" office:value="138.716" calcext:value-type="float">
            <text:p>138.7</text:p>
          </table:table-cell>
          <table:table-cell table:style-name="ce43" office:value-type="string" calcext:value-type="string">
            <text:p>Railway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管線運輸</text:span></text:p>
          </table:table-cell>
          <table:table-cell table:number-columns-repeated="5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0" calcext:value-type="float">
            <text:p>- <text:s text:c="2"/>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17" office:value-type="float" office:value="30.899" calcext:value-type="float">
            <text:p>30.9</text:p>
          </table:table-cell>
          <table:table-cell table:style-name="ce40" office:value-type="float" office:value="2.953" calcext:value-type="float">
            <text:p>3.0</text:p>
          </table:table-cell>
          <table:table-cell table:style-name="ce43" office:value-type="string" calcext:value-type="string">
            <text:p>Pipeline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7" office:value-type="string" calcext:value-type="string">
            <text:p><text:span text:style-name="T2">國內水運</text:span><text:span text:style-name="T3"> </text:span></text:p>
          </table:table-cell>
          <table:table-cell table:style-name="ce17" office:value-type="float" office:value="64.606" calcext:value-type="float">
            <text:p>64.6</text:p>
          </table:table-cell>
          <table:table-cell table:number-columns-repeated="4" table:style-name="ce17" office:value-type="float" office:value="0" calcext:value-type="float">
            <text:p>- <text:s text:c="2"/></text:p>
          </table:table-cell>
          <table:table-cell table:style-name="ce25" office:value-type="float" office:value="0" calcext:value-type="float">
            <text:p>- <text:s text:c="2"/></text:p>
          </table:table-cell>
          <table:table-cell table:style-name="ce32" office:value-type="float" office:value="27.37" calcext:value-type="float">
            <text:p>27.4</text:p>
          </table:table-cell>
          <table:table-cell table:style-name="ce17" office:value-type="float" office:value="36.62" calcext:value-type="float">
            <text:p>36.6</text:p>
          </table:table-cell>
          <table:table-cell table:number-columns-repeated="3" table:style-name="ce17" office:value-type="float" office:value="0" calcext:value-type="float">
            <text:p>- <text:s text:c="2"/></text:p>
          </table:table-cell>
          <table:table-cell table:style-name="ce40" office:value-type="float" office:value="64.606" calcext:value-type="float">
            <text:p>64.6</text:p>
          </table:table-cell>
          <table:table-cell table:style-name="ce43" office:value-type="string" calcext:value-type="string">
            <text:p>Internal Navigation</text:p>
          </table:table-cell>
          <table:table-cell table:style-name="ce2"/>
          <table:table-cell table:style-name="ce19" table:number-columns-repeated="2"/>
          <table:table-cell table:number-columns-repeated="1007"/>
        </table:table-row>
        <table:table-row table:style-name="ro4">
          <table:table-cell table:style-name="ce8" office:value-type="string" calcext:value-type="string">
            <text:p><text:span text:style-name="T5">總計</text:span></text:p>
          </table:table-cell>
          <table:table-cell table:style-name="ce18" office:value-type="float" office:value="13366.066" calcext:value-type="float">
            <text:p>13,366.1</text:p>
          </table:table-cell>
          <table:table-cell table:style-name="ce18" office:value-type="float" office:value="20.39" calcext:value-type="float">
            <text:p>20.4</text:p>
          </table:table-cell>
          <table:table-cell table:style-name="ce18" office:value-type="float" office:value="10105.887" calcext:value-type="float">
            <text:p>10,105.9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89.622" calcext:value-type="float">
            <text:p>89.6</text:p>
          </table:table-cell>
          <table:table-cell table:style-name="ce26" office:value-type="float" office:value="0" calcext:value-type="float">
            <text:p>- <text:s text:c="2"/></text:p>
          </table:table-cell>
          <table:table-cell table:style-name="ce33" office:value-type="float" office:value="4793.436" calcext:value-type="float">
            <text:p>4,793.4</text:p>
          </table:table-cell>
          <table:table-cell table:style-name="ce18" office:value-type="float" office:value="36.62" calcext:value-type="float">
            <text:p>36.6</text:p>
          </table:table-cell>
          <table:table-cell table:style-name="ce18" office:value-type="float" office:value="0" calcext:value-type="float">
            <text:p>- <text:s text:c="2"/></text:p>
          </table:table-cell>
          <table:table-cell table:style-name="ce18" office:value-type="float" office:value="0.028" calcext:value-type="float">
            <text:p>0.0</text:p>
          </table:table-cell>
          <table:table-cell table:style-name="ce18" office:value-type="float" office:value="1481.018" calcext:value-type="float">
            <text:p>1,481.0</text:p>
          </table:table-cell>
          <table:table-cell table:style-name="ce18" office:value-type="float" office:value="13507.614" calcext:value-type="float">
            <text:p>13,507.6</text:p>
          </table:table-cell>
          <table:table-cell table:style-name="ce45" office:value-type="string" calcext:value-type="string">
            <text:p>Total</text:p>
          </table:table-cell>
          <table:table-cell table:style-name="ce47"/>
          <table:table-cell table:style-name="ce19" table:number-columns-repeated="2"/>
          <table:table-cell table:number-columns-repeated="1007"/>
        </table:table-row>
        <table:table-row table:style-name="ro4">
          <table:table-cell table:number-columns-repeated="15"/>
          <table:table-cell table:style-name="ce48" table:number-columns-repeated="2"/>
          <table:table-cell table:number-columns-repeated="1007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4">
          <table:table-cell/>
          <table:table-cell table:style-name="ce20" table:number-columns-repeated="11"/>
          <table:table-cell table:style-name="ce41"/>
          <table:table-cell table:style-name="ce20" table:number-columns-repeated="4"/>
          <table:table-cell table:number-columns-repeated="1007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3" loext:min-decimal-places="3" number:min-integer-digits="1" number:grouping="true"/>
    </number:number-style>
    <number:number-style style:name="N141">
      <style:text-properties fo:color="#ff0000"/>
      <number:number number:decimal-places="3" loext:min-decimal-places="3" number:min-integer-digits="1" number:grouping="true"/>
      <style:map style:condition="value()&gt;=0" style:apply-style-name="N141P0"/>
    </number:number-style>
    <number:number-style style:name="N142P0" style:volatile="true">
      <number:number number:decimal-places="1" loext:min-decimal-places="1" number:min-integer-digits="1" number:grouping="true"/>
    </number:number-style>
    <number:number-style style:name="N142P1" style:volatile="true">
      <number:text>-</number:text>
      <number:number number:decimal-places="1" loext:min-decimal-places="1" number:min-integer-digits="1" number:grouping="true"/>
    </number:number-style>
    <number:number-style style:name="N142">
      <number:text>-   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3" loext:min-decimal-places="3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6-109" style:display-name="PageStyle_106-1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4-97" style:display-name="PageStyle_94-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8-101" style:display-name="PageStyle_98-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-105" style:display-name="PageStyle_102-1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9:58:03</meta:print-date>
    <meta:creation-date>2021-06-18T07:11:17</meta:creation-date>
    <dc:date>2021-06-23T09:58:38</dc:date>
    <meta:generator>LibreOffice/5.4.1.2$Windows_x86 LibreOffice_project/ea7cb86e6eeb2bf3a5af73a8f7777ac570321527</meta:generator>
    <meta:document-statistic meta:table-count="4" meta:cell-count="15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